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OpenSymbol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  <svg:font-face-uri xlink:href="Fonts/Font_OpenSymbol_1.ttf" xlink:type="simple" loext:font-style="normal" loext:font-weight="bold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17.992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8.9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1pt solid #ffffff"/>
    </style:style>
    <style:style style:name="Table1.B1" style:family="table-cell">
      <style:table-cell-properties style:vertical-align="bottom" fo:padding="0cm" fo:border="1pt solid #ffffff"/>
    </style:style>
    <style:style style:name="P1" style:family="paragraph" style:parent-style-name="Standard">
      <style:paragraph-properties fo:break-before="auto" fo:break-after="auto" fo:padding="0cm" fo:border="none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line-height="150%" fo:break-before="auto" fo:break-after="auto"/>
      <style:text-properties style:font-name="Proxima Nova" fo:font-size="8pt" style:font-name-asian="Proxima Nova1" style:font-size-asian="8pt" style:font-name-complex="Proxima Nova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  <style:text-properties fo:color="#666666" loext:opacity="100%" style:font-name="Proxima Nova" style:font-name-asian="Proxima Nova1" style:font-name-complex="Proxima Nova1"/>
    </style:style>
    <style:style style:name="P6" style:family="paragraph" style:parent-style-name="Subtitle">
      <style:paragraph-properties fo:line-height="150%" fo:padding="0cm" fo:border="none"/>
      <style:text-properties fo:font-size="14pt" style:font-size-asian="14pt" style:font-size-complex="14pt"/>
    </style:style>
    <style:style style:name="P7" style:family="paragraph" style:parent-style-name="Title" style:master-page-name="Standard">
      <style:paragraph-properties fo:margin-left="0cm" fo:margin-right="0cm" fo:line-height="100%" fo:text-indent="0cm" style:auto-text-indent="false" style:page-number="1" fo:break-before="auto" fo:break-after="auto" fo:padding="0cm" fo:border="none"/>
      <style:text-properties fo:color="#3d85c6" loext:opacity="100%"/>
    </style:style>
    <style:style style:name="P8" style:family="paragraph" style:parent-style-name="Subtitle">
      <style:paragraph-properties fo:line-height="150%" fo:padding="0cm" fo:border="none"/>
      <style:text-properties fo:font-size="14pt" style:font-size-asian="14pt" style:font-size-complex="14pt"/>
    </style:style>
    <style:style style:name="P9" style:family="paragraph" style:parent-style-name="Subtitle">
      <style:paragraph-properties fo:line-height="150%" fo:padding="0cm" fo:border="none"/>
      <style:text-properties fo:font-size="9pt" style:font-size-asian="9pt" style:font-size-complex="9pt"/>
    </style:style>
    <style:style style:name="P10" style:family="paragraph" style:parent-style-name="Heading_20_1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fo:font-size="9pt" style:font-size-asian="9pt" style:font-size-complex="9pt"/>
    </style:style>
    <style:style style:name="P11" style:family="paragraph" style:parent-style-name="Heading_20_1">
      <style:paragraph-properties fo:line-height="150%" fo:break-before="auto" fo:break-after="auto" fo:padding="0cm" fo:border="none"/>
      <style:text-properties fo:font-size="9pt" style:font-size-asian="9pt" style:font-size-complex="9pt"/>
    </style:style>
    <style:style style:name="P12" style:family="paragraph" style:parent-style-name="Heading_20_1">
      <style:paragraph-properties fo:line-height="150%" fo:break-before="auto" fo:break-after="auto"/>
      <style:text-properties fo:font-size="9pt" style:font-size-asian="9pt" style:font-size-complex="9pt"/>
    </style:style>
    <style:style style:name="P13" style:family="paragraph" style:parent-style-name="Heading_20_1">
      <style:text-properties fo:font-size="9pt" style:font-size-asian="9pt" style:font-size-complex="9pt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15" style:family="paragraph" style:parent-style-name="Heading_20_2">
      <style:paragraph-properties fo:margin-left="0.318cm" fo:margin-right="0cm" fo:line-height="115%" fo:text-indent="0cm" style:auto-text-indent="false"/>
      <style:text-properties fo:font-size="8pt" style:font-size-asian="8pt" style:font-size-complex="8pt"/>
    </style:style>
    <style:style style:name="P16" style:family="paragraph" style:parent-style-name="Heading_20_2">
      <style:paragraph-properties fo:margin-left="0cm" fo:margin-right="0cm" fo:line-height="115%" fo:text-indent="0cm" style:auto-text-indent="false" fo:break-before="auto" fo:break-after="auto" fo:padding="0cm" fo:border="none"/>
      <style:text-properties fo:font-size="8pt" style:font-size-asian="8pt" style:font-size-complex="8pt"/>
    </style:style>
    <style:style style:name="P17" style:family="paragraph" style:parent-style-name="Heading_20_2">
      <style:paragraph-properties fo:line-height="115%" fo:break-before="auto" fo:break-after="auto"/>
      <style:text-properties fo:font-size="8pt" style:font-size-asian="8pt" style:font-size-complex="8pt"/>
    </style:style>
    <style:style style:name="P18" style:family="paragraph" style:parent-style-name="Heading_20_2" style:list-style-name="WWNum6" style:master-page-name="">
      <loext:graphic-properties draw:fill="none"/>
      <style:paragraph-properties fo:margin-left="0cm" fo:margin-right="0cm" fo:line-height="150%" fo:text-align="start" style:justify-single-word="false" fo:keep-together="always" fo:orphans="2" fo:widows="2" fo:text-indent="-0.6cm" style:auto-text-indent="false" style:page-number="auto" fo:break-before="auto" fo:break-after="auto" fo:background-color="transparent" fo:keep-with-next="always" style:writing-mode="lr-tb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  <style:text-properties fo:color="#666666" loext:opacity="100%" style:font-name="Proxima Nova" fo:font-size="10pt" style:font-name-asian="Proxima Nova1" style:font-size-asian="10pt" style:font-name-complex="Proxima Nova1" style:font-size-complex="10pt"/>
    </style:style>
    <style:style style:name="P20" style:family="paragraph" style:parent-style-name="Standard" style:list-style-name="WWNum5">
      <style:paragraph-properties fo:margin-left="1.27cm" fo:margin-right="0cm" fo:text-indent="-0.635cm" style:auto-text-indent="false"/>
      <style:text-properties style:font-name="Proxima Nova" fo:font-size="8pt" style:font-name-asian="Proxima Nova1" style:font-size-asian="8pt" style:font-name-complex="Proxima Nova1" style:font-size-complex="8pt"/>
    </style:style>
    <style:style style:name="P21" style:family="paragraph" style:parent-style-name="Standard">
      <style:text-properties style:font-name="Proxima Nova" fo:font-size="8pt" style:font-name-asian="Proxima Nova1" style:font-size-asian="8pt" style:font-name-complex="Proxima Nova1" style:font-size-complex="8pt"/>
    </style:style>
    <style:style style:name="P2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" fo:font-size="8pt" style:font-name-asian="Proxima Nova1" style:font-size-asian="8pt" style:font-name-complex="Proxima Nova1" style:font-size-complex="8pt"/>
    </style:style>
    <style:style style:name="P23" style:family="paragraph" style:parent-style-name="Standard">
      <style:paragraph-properties fo:margin-left="0cm" fo:margin-right="0cm" fo:line-height="100%" fo:text-indent="0cm" style:auto-text-indent="false" fo:break-before="auto" fo:break-after="auto" fo:padding="0cm" fo:border="none"/>
      <style:text-properties style:font-name="Proxima Nova" fo:font-size="8pt" style:font-name-asian="Proxima Nova1" style:font-size-asian="8pt" style:font-name-complex="Proxima Nova1" style:font-size-complex="8pt"/>
    </style:style>
    <style:style style:name="P24" style:family="paragraph" style:parent-style-name="Standard" style:list-style-name="WWNum3">
      <style:paragraph-properties fo:margin-left="1.27cm" fo:margin-right="0cm" fo:text-indent="-0.635cm" style:auto-text-indent="false"/>
      <style:text-properties style:font-name="Proxima Nova" fo:font-size="8pt" style:font-name-asian="Proxima Nova1" style:font-size-asian="8pt" style:font-name-complex="Proxima Nova1" style:font-size-complex="8pt"/>
    </style:style>
    <style:style style:name="P25" style:family="paragraph" style:parent-style-name="Standard">
      <style:paragraph-properties fo:margin-left="0.499cm" fo:margin-right="0cm" fo:line-height="115%" fo:text-indent="0cm" style:auto-text-indent="false" fo:break-before="auto" fo:break-after="auto" fo:padding="0cm" fo:border="none"/>
      <style:text-properties style:font-name="Proxima Nova" fo:font-size="8pt" style:font-name-asian="Proxima Nova1" style:font-size-asian="8pt" style:font-name-complex="Proxima Nova1" style:font-size-complex="8pt"/>
    </style:style>
    <style:style style:name="P26" style:family="paragraph" style:parent-style-name="Standard" style:list-style-name="WWNum1">
      <style:paragraph-properties fo:margin-left="2.54cm" fo:margin-right="0cm" fo:text-indent="-0.635cm" style:auto-text-indent="false"/>
      <style:text-properties style:font-name="Proxima Nova" fo:font-size="8pt" fo:font-weight="bold" style:font-name-asian="Proxima Nova1" style:font-size-asian="8pt" style:font-weight-asian="bold" style:font-name-complex="Proxima Nova1" style:font-size-complex="8pt" style:font-weight-complex="bold"/>
    </style:style>
    <style:style style:name="P27" style:family="paragraph" style:parent-style-name="Standard" style:list-style-name="WWNum2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28" style:family="paragraph" style:parent-style-name="Standard" style:list-style-name="WWNum2">
      <style:paragraph-properties fo:margin-left="1.27cm" fo:margin-right="0cm" fo:line-height="115%" fo:text-indent="-0.635cm" style:auto-text-indent="false" fo:break-before="auto" fo:break-after="auto"/>
      <style:text-properties fo:font-size="8pt" style:font-size-asian="8pt" style:font-size-complex="8pt"/>
    </style:style>
    <style:style style:name="P29" style:family="paragraph" style:parent-style-name="Standard" style:list-style-name="WWNum1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30" style:family="paragraph" style:parent-style-name="Standard">
      <style:text-properties fo:font-size="8pt" style:font-size-asian="8pt" style:font-size-complex="8pt"/>
    </style:style>
    <style:style style:name="P31" style:family="paragraph" style:parent-style-name="Standard" style:list-style-name="WWNum4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32" style:family="paragraph" style:parent-style-name="Standard" style:list-style-name="WWNum3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T1" style:family="text">
      <style:text-properties fo:color="#666666" loext:opacity="100%" style:font-name="Proxima Nova" style:font-name-asian="Proxima Nova1" style:font-name-complex="Proxima Nova1"/>
    </style:style>
    <style:style style:name="T2" style:family="text">
      <style:text-properties fo:color="#666666" loext:opacity="100%" style:font-name="Proxima Nova" fo:font-size="10pt" style:font-name-asian="Proxima Nova1" style:font-size-asian="10pt" style:font-name-complex="Proxima Nova1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Proxima Nova" fo:font-size="10pt" fo:font-weight="bold" style:font-name-asian="Proxima Nova1" style:font-size-asian="10pt" style:font-weight-asian="bold" style:font-name-complex="Proxima Nova1" style:font-size-complex="10pt" style:font-weight-complex="bold"/>
    </style:style>
    <style:style style:name="T8" style:family="text">
      <style:text-properties style:font-name="Proxima Nova" fo:font-size="10pt" style:font-name-asian="Proxima Nova1" style:font-size-asian="10pt" style:font-name-complex="Proxima Nova1" style:font-size-complex="10pt"/>
    </style:style>
    <style:style style:name="T9" style:family="text">
      <style:text-properties style:font-name="Proxima Nova" fo:font-weight="bold" style:font-name-asian="Proxima Nova1" style:font-weight-asian="bold" style:font-name-complex="Proxima Nova1" style:font-weight-complex="bold"/>
    </style:style>
    <style:style style:name="T10" style:family="text">
      <style:text-properties style:font-name="Proxima Nova" style:font-name-asian="Proxima Nova1" style:font-name-complex="Proxima Nova1"/>
    </style:style>
    <style:style style:name="T11" style:family="text">
      <style:text-properties fo:color="#000000" loext:opacity="100%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2" style:family="text">
      <style:text-properties fo:color="#000000" loext:opacity="100%" style:font-name="Arial" fo:font-weight="normal" style:font-name-asian="Arial1" style:font-weight-asian="normal" style:font-name-complex="Arial1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1dmzj1gmrvlj"/>Arthur Grévin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"><text:bookmark text:name="_plhbiii4v6x1"/>Ingénieur Logiciel</text:p>
            <text:p text:style-name="P9"><text:bookmark text:name="_c7b97wijuhqq"/>6 années d’expériences dans le secteur de l’aéronautique, startup, sur des projets ou logiciels liés au Big Data</text:p>
          </table:table-cell>
          <table:table-cell table:style-name="Table1.B1" office:value-type="string">
            <text:p text:style-name="P19">Toulouse, France</text:p>
            <text:p text:style-name="P4"><text:span text:style-name="T2">arthur.grevin</text:span><text:a xlink:type="simple" xlink:href="mailto:adam@gmail.com" text:style-name="ListLabel_20_55" text:visited-style-name="ListLabel_20_55"><text:span text:style-name="T2">@gmail.com<text:line-break/></text:span></text:a><text:span text:style-name="T2">06 11 95 60 24</text:span></text:p>
          </table:table-cell>
        </table:table-row>
        <table:table-row table:style-name="Table1.1">
          <table:table-cell table:style-name="Table1.A1" office:value-type="string">
            <text:p text:style-name="P6"><text:bookmark text:name="_plhbiii4v6x11"/></text:p>
          </table:table-cell>
          <table:table-cell table:style-name="Table1.B1" office:value-type="string">
            <text:p text:style-name="P5"/>
          </table:table-cell>
        </table:table-row>
      </table:table>
      <text:p text:style-name="P10"><text:bookmark text:name="_myykiug5b84q"/>COMPÉTENCES</text:p>
      <text:list text:style-name="WWNum2">
        <text:list-item>
          <text:p text:style-name="P27"><text:span text:style-name="T9">Languages :</text:span><text:span text:style-name="T10"> Scala, Python, Java, SQL</text:span></text:p>
        </text:list-item>
        <text:list-item>
          <text:p text:style-name="P27"><text:span text:style-name="T9">Frameworks :</text:span><text:span text:style-name="T10"> Spark, Akka, Hadoop, Odoo</text:span></text:p>
        </text:list-item>
        <text:list-item>
          <text:p text:style-name="P27"><text:span text:style-name="T9">Environnement :</text:span><text:span text:style-name="T10"> JVM, Linux, Git, Jira, TeamCity, Ansible, Cassandra, Postgres</text:span></text:p>
        </text:list-item>
        <text:list-item>
          <text:p text:style-name="P27"><text:span text:style-name="T9">Observabilité / support :</text:span><text:span text:style-name="T10"> Grafana, Greylog, logs, monitoring</text:span></text:p>
        </text:list-item>
        <text:list-item>
          <text:p text:style-name="P27"><text:span text:style-name="T9">Méthodologie</text:span><text:span text:style-name="T10">: TDD, Agile</text:span></text:p>
        </text:list-item>
        <text:list-item>
          <text:p text:style-name="P28"><text:span text:style-name="T9">Langues :</text:span><text:span text:style-name="T10"> Anglais professionnel (TOEIC 930, 4 ans de travail avec une équipe internationale)</text:span></text:p>
        </text:list-item>
      </text:list>
      <text:p text:style-name="P3"/>
      <text:p text:style-name="P11"><text:bookmark text:name="_xilq3no4l05s"/>EXPERIENCE</text:p>
      <text:p text:style-name="P14"><text:bookmark text:name="_u0a852x5y7sc"/>Ingénieur Logiciel, Le Filament -<text:span text:style-name="T13"> Sept/2025 - Oct/2025 - Toulouse</text:span></text:p>
      <text:list text:style-name="WWNum5">
        <text:list-item>
          <text:p text:style-name="P20">Stage de découverte de l’ERP Odoo</text:p>
        </text:list-item>
        <text:list-item>
          <text:p text:style-name="P20">Développement d’un nouveau module sur odoo.</text:p>
        </text:list-item>
      </text:list>
      <text:p text:style-name="P21"/>
      <text:p text:style-name="P15"><text:bookmark text:name="_cr2dm7m7ests"/>Ingénieur Logiciel Senior, Maana/Spark Cognition (Freelance) <text:span text:style-name="T15">- </text:span><text:span text:style-name="T13">August/2018 - Sept/2022 - </text:span><text:span text:style-name="T15">Seattle/Toulouse</text:span></text:p>
      <text:list text:style-name="WWNum1">
        <text:list-item>
          <text:p text:style-name="P29"><text:span text:style-name="T10">Développement backend sur un moteur de traitement de données </text:span><text:span text:style-name="T9">Big Data et Knowledge Graph</text:span></text:p>
          <text:list>
            <text:list-item>
              <text:p text:style-name="P26">Mis à jour du logiciel tous les 2-3 mois</text:p>
            </text:list-item>
            <text:list-item>
              <text:p text:style-name="P26">Création et maintien de script de déploiement, backup, restore, montée de version</text:p>
            </text:list-item>
            <text:list-item>
              <text:p text:style-name="P26">Ajout d’opération de traitement de donnée et de connecteur (oracle, sqlserver, portail web)</text:p>
            </text:list-item>
          </text:list>
        </text:list-item>
        <text:list-item>
          <text:p text:style-name="P22">Interlocuteur principal côté technique (spécifications, développement, support)</text:p>
        </text:list-item>
        <text:list-item>
          <text:p text:style-name="P29"><text:span text:style-name="T10">Optimisation de la scalabilité et </text:span><text:span text:style-name="T9">résolution de problèmes de performance</text:span></text:p>
        </text:list-item>
        <text:list-item>
          <text:p text:style-name="P29"><text:span text:style-name="T10">Travail en </text:span><text:span text:style-name="T9">autonomie complète</text:span><text:span text:style-name="T10">, collaboration avec des équipes internationales</text:span></text:p>
        </text:list-item>
      </text:list>
      <text:p text:style-name="P30"/>
      <text:p text:style-name="P16"><text:bookmark text:name="_9uvrvkxvjph5"/>Ingénieur Logiciel, Capgemini/Airbus Aircraft <text:span text:style-name="T15">- </text:span><text:span text:style-name="T13">Févr/2017 - Jui/2018 - </text:span><text:span text:style-name="T15">Toulouse</text:span></text:p>
      <text:list text:style-name="WWNum4">
        <text:list-item>
          <text:p text:style-name="P31"><text:span text:style-name="T10">Participation à un projet d’innovation visant à la mise en place d’un </text:span><text:span text:style-name="T9">Knowledge Graph d’entreprise</text:span><text:span text:style-name="T10"> pour Airbus</text:span></text:p>
        </text:list-item>
        <text:list-item>
          <text:p text:style-name="P31"><text:span text:style-name="T10">Développement de </text:span><text:span text:style-name="T9">POC (Proof of Concept)</text:span><text:span text:style-name="T10"> pour valider les choix techniques et fonctionnels</text:span></text:p>
        </text:list-item>
        <text:list-item>
          <text:p text:style-name="P31"><text:span text:style-name="T10">Contribution aux </text:span><text:span text:style-name="T9">spécifications techniques</text:span><text:span text:style-name="T10"> en lien étroit avec les équipes métiers</text:span></text:p>
        </text:list-item>
        <text:list-item>
          <text:p text:style-name="P31"><text:span text:style-name="T10">Support à l’</text:span><text:span text:style-name="T9">intégration et la mise en production</text:span><text:span text:style-name="T10"> de la solution dans l’environnement client</text:span></text:p>
        </text:list-item>
      </text:list>
      <text:p text:style-name="P23"/>
      <text:p text:style-name="P16"><text:bookmark text:name="_khmqyffcchdn"/>Ingénieur Logiciel, Capgemini/Airbus Defence and Space <text:span text:style-name="T15">- </text:span><text:span text:style-name="T13">Sept/2016 Févr/2017 - </text:span><text:span text:style-name="T15">Toulouse</text:span></text:p>
      <text:list text:style-name="WWNum3">
        <text:list-item>
          <text:p text:style-name="P32"><text:span text:style-name="T10">Participation à un projet innovant de </text:span><text:span text:style-name="T9">plateforme cloud</text:span><text:span text:style-name="T10"> pour l’hébergement et l’exécution d’</text:span><text:span text:style-name="T9">algorithmes de détection d’objets</text:span><text:span text:style-name="T10"> à partir d’images satellites</text:span></text:p>
        </text:list-item>
        <text:list-item>
          <text:p text:style-name="P32"><text:span text:style-name="T10">Mise en place d’un </text:span><text:span text:style-name="T9">environnement de traitement distribué sur Google Cloud Platform (GCP)</text:span></text:p>
        </text:list-item>
        <text:list-item>
          <text:p text:style-name="P24">Développement de modules pour la gestion des traitements et l’intégration des résultats</text:p>
        </text:list-item>
        <text:list-item>
          <text:p text:style-name="P32"><text:span text:style-name="T10">Contribution à la conception d’une </text:span><text:span text:style-name="T9">architecture scalable et automatisée</text:span><text:span text:style-name="T10"> pour le déploiement d’algorithmes</text:span></text:p>
        </text:list-item>
      </text:list>
      <text:p text:style-name="P25"/>
      <text:p text:style-name="P13"><text:bookmark text:name="_v9wdmr31anpq"/>PROJET PERSONNEL</text:p>
      <text:list text:style-name="WWNum6">
        <text:list-header>
          <text:p text:style-name="P18"><text:bookmark text:name="_ithpswa1un79"/>eltoolz - <text:span text:style-name="T14">Oct/2025- Aujourd’hui </text:span><text:span text:style-name="T12">Outil d’orchestration et d’abstraction pour pipeline Extract and Load</text:span></text:p>
        </text:list-header>
      </text:list>
      <text:p text:style-name="Standard"/>
      <text:p text:style-name="P12"><text:bookmark text:name="_82yr27r7i7m7"/>DIPLÔMES</text:p>
      <text:p text:style-name="P17"><text:bookmark text:name="_nwreczugcwih"/>2016 Diplôme Ingénieur Informatique et Réseau - Institut National Des Sciences Appliquées Toulouse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200%" fo:keep-together="always" fo:break-before="auto" fo:break-after="auto" fo:keep-with-next="always"/>
      <style:text-properties fo:color="#999999" loext:opacity="100%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318cm" fo:margin-right="0cm" fo:line-height="150%" fo:keep-together="always" fo:text-indent="0cm" style:auto-text-indent="false" fo:break-before="auto" fo:break-after="auto" fo:keep-with-next="always"/>
      <style:text-properties fo:color="#434343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break-before="auto" fo:break-after="auto" fo:keep-with-next="always"/>
      <style:text-properties fo:color="#3c78d8" loext:opacity="100%" style:font-name="Proxima Nova" fo:font-family="'Proxima Nova'" style:font-family-generic="roman" style:font-pitch="variable" fo:font-size="18pt" fo:font-weight="bold" style:font-name-asian="Proxima Nova1" style:font-family-asian="'Proxima Nova'" style:font-family-generic-asian="system" style:font-pitch-asian="variable" style:font-size-asian="18pt" style:font-weight-asian="bold" style:font-name-complex="Proxima Nova1" style:font-family-complex="'Proxima Nova'" style:font-family-generic-complex="system" style:font-pitch-complex="variable" style:font-size-complex="18pt" style:font-weight-complex="bold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break-before="auto" fo:break-after="auto" fo:keep-with-next="always"/>
      <style:text-properties fo:color="#434343" loext:opacity="100%" style:font-name="Proxima Nova" fo:font-family="'Proxima Nova'" style:font-family-generic="roman" style:font-pitch="variable" fo:font-size="12pt" fo:font-style="italic" style:font-name-asian="Proxima Nova1" style:font-family-asian="'Proxima Nova'" style:font-family-generic-asian="system" style:font-pitch-asian="variable" style:font-size-asian="12pt" style:font-style-asian="italic" style:font-name-complex="Proxima Nova1" style:font-family-complex="'Proxima Nova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Proxima Nova" fo:font-family="'Proxima Nova'" style:font-family-generic="roman" style:font-pitch="variable" fo:font-size="10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666666" loext:opacity="100%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break-before="auto" fo:break-after="auto" fo:padding="0cm" fo:border="none"/>
    </style:style>
    <style:style style:name="MP2" style:family="paragraph" style:parent-style-name="Standard">
      <style:paragraph-properties fo:break-before="auto" fo:break-after="auto"/>
    </style:style>
    <style:page-layout style:name="Mpm1">
      <style:page-layout-properties fo:page-width="21.59cm" fo:page-height="27.94cm" style:num-format="1" style:print-orientation="portrait" fo:margin-top="0cm" fo:margin-bottom="0.684cm" fo:margin-left="2.011cm" fo:margin-right="1.588cm" style:writing-mode="lr-tb" style:layout-grid-color="#c0c0c0" style:layout-grid-lines="2625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  <dc:date>2025-11-16T10:25:15.612675009</dc:date>
    <meta:editing-duration>PT2M9S</meta:editing-duration>
    <meta:editing-cycles>1</meta:editing-cycles>
    <meta:document-statistic meta:table-count="1" meta:image-count="0" meta:object-count="0" meta:page-count="1" meta:paragraph-count="38" meta:word-count="374" meta:character-count="2537" meta:non-whitespace-character-count="2225"/>
  </office:meta>
</office:document-meta>
</file>